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3a86" officeooo:paragraph-rsid="00093a8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3a86" officeooo:paragraph-rsid="00093a8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b3050" officeooo:paragraph-rsid="000b3050" style:font-weight-asian="bold" style:font-weight-complex="bold"/>
    </style:style>
    <style:style style:name="P4" style:family="paragraph" style:parent-style-name="Standard">
      <style:text-properties fo:font-weight="normal" officeooo:rsid="00093a86" officeooo:paragraph-rsid="00093a86" style:font-weight-asian="normal" style:font-weight-complex="normal"/>
    </style:style>
    <style:style style:name="P5" style:family="paragraph" style:parent-style-name="Standard">
      <style:text-properties fo:font-weight="normal" officeooo:rsid="00094021" officeooo:paragraph-rsid="00094021" style:font-weight-asian="normal" style:font-weight-complex="normal"/>
    </style:style>
    <style:style style:name="P6" style:family="paragraph" style:parent-style-name="Standard">
      <style:text-properties fo:font-weight="normal" officeooo:rsid="000a3176" officeooo:paragraph-rsid="000a3176" style:font-weight-asian="normal" style:font-weight-complex="normal"/>
    </style:style>
    <style:style style:name="P7" style:family="paragraph" style:parent-style-name="Standard">
      <style:text-properties fo:font-weight="normal" officeooo:rsid="000b3050" officeooo:paragraph-rsid="000b3050" style:font-weight-asian="normal" style:font-weight-complex="normal"/>
    </style:style>
    <style:style style:name="P8" style:family="paragraph" style:parent-style-name="Standard">
      <style:text-properties fo:font-weight="normal" officeooo:rsid="000ba46e" officeooo:paragraph-rsid="000ba46e" style:font-weight-asian="normal" style:font-weight-complex="normal"/>
    </style:style>
    <style:style style:name="P9" style:family="paragraph" style:parent-style-name="Standard">
      <style:text-properties officeooo:rsid="00093a86" officeooo:paragraph-rsid="00093a86"/>
    </style:style>
    <style:style style:name="P10" style:family="paragraph" style:parent-style-name="Standard">
      <style:text-properties officeooo:rsid="000c57cc" officeooo:paragraph-rsid="000c57cc"/>
    </style:style>
    <style:style style:name="T1" style:family="text">
      <style:text-properties officeooo:rsid="000a3176"/>
    </style:style>
    <style:style style:name="T2" style:family="text">
      <style:text-properties officeooo:rsid="000ba4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unos:</text:p>
      <text:p text:style-name="P3">Danilo Rufino</text:p>
      <text:p text:style-name="P3">José Ricardo</text:p>
      <text:p text:style-name="P2"/>
      <text:p text:style-name="P2">Questões para Discussão sobre Plágio</text:p>
      <text:p text:style-name="P2"/>
      <text:p text:style-name="P1">1. O que é ética e moralidade? Por que foram criados e têm tanta ênfase na sociedade?</text:p>
      <text:p text:style-name="P6">Ética e moral são aspectos da humanidade, que definem valores a serem seguidos pelos integrantes de uma sociedade. Foram criados para nortear o comportamento humano e tem tanta ênfase pois seu <text:span text:style-name="T2">propósito</text:span> é prover o melhor funcionamento da sociedade e o bem comum.</text:p>
      <text:p text:style-name="P4"/>
      <text:p text:style-name="P1">2. O que é “Honestidade Acadêmica” e qual a sua relação com a ética e moralidade?</text:p>
      <text:p text:style-name="P5"><text:span text:style-name="T1">R</text:span>egras em relação ao comportamento de aprendizagem <text:span text:style-name="T1">e desenvolvimento de trabalhos no meio acadêmico, conforme as normas científicas vigentes, a honestidade acadêmica é um compilado de regras seguindo a ética e moralidade para os alunos.</text:span></text:p>
      <text:p text:style-name="P5"/>
      <text:p text:style-name="P1">3. O que é paráfrase? A utilização de paráfrase é plágio?</text:p>
      <text:p text:style-name="P9">Paráfrase é um tipo de plágio onde usa-se das palavras de outras pessoas como sua própria.</text:p>
      <text:p text:style-name="P10">Na academia é plágio se você não referenciar a citação, não importa com é feito. Exemplo ver uma imagem e descrevê-la sem sua citar sua fonte é considerado plágio.</text:p>
      <text:p text:style-name="P4"/>
      <text:p text:style-name="P1">4. O que é paráfrase estilo “mosaico”? Quais são os objetivos de quem utiliza tal recurso?</text:p>
      <text:p text:style-name="P1">Qual a sua opinião sobre sua utilização?</text:p>
      <text:p text:style-name="P7"><text:span text:style-name="T2">É</text:span> uma paráfrase onde o autor copia o texto, alterando palavras mas mantendo o seu sentido, sem a sua devida citação.</text:p>
      <text:p text:style-name="P7">Os objetivos de quem utiliza este método é omitir o plágio.</text:p>
      <text:p text:style-name="P7">Na nossa opinião plágio é plágio não importa como é feito.</text:p>
      <text:p text:style-name="P4"/>
      <text:p text:style-name="P1">5. O que um pesquisador deve fazer para evitar plágio na escrita de suas monografias e artigos científicos?</text:p>
      <text:p text:style-name="P7">Fazer citações conforme as normas vigentes do meio acadêmico.</text:p>
      <text:p text:style-name="P4"/>
      <text:p text:style-name="P1">6. A quem é interessante a existência e o cumprimento da honestidade e integridade acadêmica? Por quê?</text:p>
      <text:p text:style-name="P8">É interessante a toda sociedade, pois garante o devido reconhecimento dos autores e assim estimulando a produção de novos conheciment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21:13.890129063</meta:creation-date>
    <dc:date>2017-04-25T20:42:38.352623018</dc:date>
    <meta:editing-duration>PT8M5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307" meta:character-count="1812" meta:non-whitespace-character-count="1524"/>
  </office:meta>
</office:document-meta>
</file>